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9252in" style:type="right" style:leader-style="dotted" style:leader-text="."/>
        </style:tab-stops>
      </style:paragraph-properties>
    </style:style>
    <style:style style:name="P3" style:family="paragraph" style:parent-style-name="Contents_20_3">
      <style:paragraph-properties>
        <style:tab-stops>
          <style:tab-stop style:position="6.9252in" style:type="right" style:leader-style="dotted" style:leader-text="."/>
        </style:tab-stops>
      </style:paragraph-properties>
    </style:style>
    <style:style style:name="P4" style:family="paragraph" style:parent-style-name="Heading_20_2">
      <style:text-properties officeooo:paragraph-rsid="009648b9"/>
    </style:style>
    <style:style style:name="P5" style:family="paragraph" style:parent-style-name="Heading_20_2">
      <style:text-properties officeooo:rsid="009bc5bb" officeooo:paragraph-rsid="009bc5bb"/>
    </style:style>
    <style:style style:name="P6" style:family="paragraph" style:parent-style-name="Heading_20_2">
      <style:text-properties officeooo:paragraph-rsid="00ab25e8"/>
    </style:style>
    <style:style style:name="P7" style:family="paragraph" style:parent-style-name="Heading_20_2">
      <style:text-properties officeooo:paragraph-rsid="00b59898"/>
    </style:style>
    <style:style style:name="P8" style:family="paragraph" style:parent-style-name="Preformatted_20_Text">
      <style:text-properties fo:language="en" fo:country="US" officeooo:rsid="0095a88f" officeooo:paragraph-rsid="0095a88f"/>
    </style:style>
    <style:style style:name="P9" style:family="paragraph" style:parent-style-name="Standard">
      <style:paragraph-properties fo:text-align="start" style:justify-single-word="false"/>
      <style:text-properties officeooo:paragraph-rsid="001d3738"/>
    </style:style>
    <style:style style:name="P10" style:family="paragraph" style:parent-style-name="Standard">
      <style:paragraph-properties fo:text-align="start" style:justify-single-word="false"/>
      <style:text-properties officeooo:paragraph-rsid="003e186f"/>
    </style:style>
    <style:style style:name="P11" style:family="paragraph" style:parent-style-name="Standard">
      <style:paragraph-properties fo:text-align="start" style:justify-single-word="false"/>
      <style:text-properties officeooo:paragraph-rsid="00399cf3"/>
    </style:style>
    <style:style style:name="P12" style:family="paragraph" style:parent-style-name="Standard">
      <style:text-properties officeooo:rsid="0056d2c3" officeooo:paragraph-rsid="0056d2c3"/>
    </style:style>
    <style:style style:name="P13" style:family="paragraph" style:parent-style-name="Standard">
      <style:text-properties officeooo:paragraph-rsid="008bcabf"/>
    </style:style>
    <style:style style:name="P14" style:family="paragraph" style:parent-style-name="Standard">
      <style:text-properties officeooo:rsid="0038ead2" officeooo:paragraph-rsid="0095a88f"/>
    </style:style>
    <style:style style:name="P15" style:family="paragraph" style:parent-style-name="Standard">
      <style:text-properties fo:color="#cc7832" style:font-name="JetBrains Mono" fo:font-size="10pt" fo:font-style="normal" fo:font-weight="normal" officeooo:rsid="0038ead2" officeooo:paragraph-rsid="0095a88f" style:font-size-asian="10pt" style:font-style-asian="normal" style:font-weight-asian="normal"/>
    </style:style>
    <style:style style:name="P16" style:family="paragraph" style:parent-style-name="Standard">
      <style:paragraph-properties fo:text-align="start" style:justify-single-word="false"/>
      <style:text-properties officeooo:rsid="001d3738" officeooo:paragraph-rsid="001d3738"/>
    </style:style>
    <style:style style:name="P17" style:family="paragraph" style:parent-style-name="Standard">
      <style:text-properties officeooo:paragraph-rsid="009648b9"/>
    </style:style>
    <style:style style:name="P18" style:family="paragraph" style:parent-style-name="Standard">
      <style:text-properties officeooo:rsid="009648b9" officeooo:paragraph-rsid="009648b9"/>
    </style:style>
    <style:style style:name="P19" style:family="paragraph" style:parent-style-name="Standard">
      <style:text-properties officeooo:rsid="009d8318" officeooo:paragraph-rsid="009d8318"/>
    </style:style>
    <style:style style:name="P20" style:family="paragraph" style:parent-style-name="Standard">
      <style:text-properties officeooo:rsid="009d8318" officeooo:paragraph-rsid="00aa5927"/>
    </style:style>
    <style:style style:name="P21" style:family="paragraph" style:parent-style-name="Standard">
      <style:text-properties officeooo:paragraph-rsid="009d8318"/>
    </style:style>
    <style:style style:name="P22" style:family="paragraph" style:parent-style-name="Standard">
      <style:text-properties style:font-name="Liberation Serif" fo:font-size="10pt" officeooo:rsid="0056d2c3" officeooo:paragraph-rsid="0056d2c3" style:font-size-asian="10pt" style:font-size-complex="10pt"/>
    </style:style>
    <style:style style:name="P23" style:family="paragraph" style:parent-style-name="Standard">
      <style:text-properties style:font-name="Liberation Serif" fo:font-size="10pt" officeooo:paragraph-rsid="0056d2c3" style:font-size-asian="10pt" style:font-size-complex="10pt"/>
    </style:style>
    <style:style style:name="P24" style:family="paragraph" style:parent-style-name="Standard">
      <style:text-properties style:font-name="Liberation Serif" fo:font-size="12pt" style:font-size-asian="12pt" style:font-size-complex="12pt"/>
    </style:style>
    <style:style style:name="P25" style:family="paragraph" style:parent-style-name="Standard">
      <style:text-properties officeooo:paragraph-rsid="009efb03"/>
    </style:style>
    <style:style style:name="P26" style:family="paragraph" style:parent-style-name="Standard">
      <style:text-properties fo:color="#000000" style:font-name="JetBrains Mono" fo:font-size="10pt" fo:font-style="normal" fo:font-weight="normal" officeooo:rsid="009d8318" officeooo:paragraph-rsid="00aa5927" style:font-size-asian="10pt" style:font-style-asian="normal" style:font-weight-asian="normal"/>
    </style:style>
    <style:style style:name="P27" style:family="paragraph" style:parent-style-name="Standard">
      <style:text-properties fo:color="#000000" style:font-name="JetBrains Mono" fo:font-size="10pt" fo:font-style="normal" fo:font-weight="normal" officeooo:rsid="009648b9" officeooo:paragraph-rsid="009648b9" style:font-size-asian="10pt" style:font-style-asian="normal" style:font-weight-asian="normal"/>
    </style:style>
    <style:style style:name="P28" style:family="paragraph" style:parent-style-name="Standard">
      <style:text-properties fo:color="#080808" style:font-name="JetBrains Mono" fo:font-size="10pt" fo:font-style="normal" fo:font-weight="normal" officeooo:rsid="009d8318" officeooo:paragraph-rsid="00aa5927" style:font-size-asian="10pt" style:font-style-asian="normal" style:font-weight-asian="normal"/>
    </style:style>
    <style:style style:name="P29" style:family="paragraph" style:parent-style-name="Standard">
      <style:text-properties fo:color="#a9b7c6" style:font-name="Liberation Serif" fo:font-size="10pt" fo:font-style="normal" fo:font-weight="normal" officeooo:rsid="00ac470e" officeooo:paragraph-rsid="00ac470e" style:font-size-asian="10pt" style:font-style-asian="normal" style:font-weight-asian="normal" style:font-size-complex="10pt"/>
    </style:style>
    <style:style style:name="P30" style:family="paragraph" style:parent-style-name="Standard">
      <style:text-properties style:font-name="Liberation Sans" fo:font-size="12pt" style:font-size-asian="12pt" style:font-size-complex="12pt"/>
    </style:style>
    <style:style style:name="P31" style:family="paragraph" style:parent-style-name="Text_20_body">
      <style:text-properties officeooo:rsid="0056d2c3" officeooo:paragraph-rsid="008bcabf"/>
    </style:style>
    <style:style style:name="P32" style:family="paragraph" style:parent-style-name="Text_20_body">
      <style:text-properties officeooo:rsid="002acd4f" officeooo:paragraph-rsid="009648b9"/>
    </style:style>
    <style:style style:name="P33" style:family="paragraph" style:parent-style-name="Text_20_body">
      <style:paragraph-properties fo:text-align="start" style:justify-single-word="false"/>
      <style:text-properties officeooo:paragraph-rsid="003e3925"/>
    </style:style>
    <style:style style:name="P34" style:family="paragraph" style:parent-style-name="Text_20_body">
      <style:text-properties officeooo:paragraph-rsid="00949c83"/>
    </style:style>
    <style:style style:name="P35" style:family="paragraph" style:parent-style-name="Text_20_body">
      <style:text-properties officeooo:rsid="0095a88f" officeooo:paragraph-rsid="0095a88f"/>
    </style:style>
    <style:style style:name="P36" style:family="paragraph" style:parent-style-name="Text_20_body">
      <style:text-properties officeooo:rsid="009d8318" officeooo:paragraph-rsid="009d8318"/>
    </style:style>
    <style:style style:name="P37" style:family="paragraph" style:parent-style-name="Text_20_body">
      <style:text-properties officeooo:rsid="009d8318" officeooo:paragraph-rsid="00aa5927"/>
    </style:style>
    <style:style style:name="P38" style:family="paragraph" style:parent-style-name="Text_20_body">
      <style:text-properties officeooo:paragraph-rsid="00aa5927"/>
    </style:style>
    <style:style style:name="P39" style:family="paragraph" style:parent-style-name="Text_20_body">
      <style:text-properties officeooo:rsid="00ac470e" officeooo:paragraph-rsid="00ac470e"/>
    </style:style>
    <style:style style:name="P40" style:family="paragraph" style:parent-style-name="Text_20_body">
      <style:text-properties fo:font-weight="normal" officeooo:rsid="008f0983" officeooo:paragraph-rsid="00aa5927" style:font-weight-asian="normal" style:font-weight-complex="normal"/>
    </style:style>
    <style:style style:name="P41" style:family="paragraph" style:parent-style-name="Text_20_body">
      <style:text-properties officeooo:rsid="003422a1" officeooo:paragraph-rsid="009648b9"/>
    </style:style>
    <style:style style:name="P42" style:family="paragraph" style:parent-style-name="Text_20_body">
      <style:text-properties officeooo:rsid="009648b9" officeooo:paragraph-rsid="009648b9"/>
    </style:style>
    <style:style style:name="P43" style:family="paragraph" style:parent-style-name="Text_20_body">
      <style:text-properties fo:color="#a9b7c6" style:font-name="JetBrains Mono" fo:font-size="10pt" fo:font-style="normal" fo:font-weight="normal" officeooo:rsid="0095a88f" officeooo:paragraph-rsid="0095a88f" style:font-size-asian="10pt" style:font-style-asian="normal" style:font-weight-asian="normal"/>
    </style:style>
    <style:style style:name="P44" style:family="paragraph" style:parent-style-name="Text_20_body">
      <style:text-properties fo:color="#a9b7c6" style:font-name="JetBrains Mono" fo:font-size="10pt" fo:font-style="normal" fo:font-weight="normal" officeooo:rsid="009d8318" officeooo:paragraph-rsid="009d8318" style:font-size-asian="10pt" style:font-style-asian="normal" style:font-weight-asian="normal"/>
    </style:style>
    <style:style style:name="P45" style:family="paragraph" style:parent-style-name="Text_20_body">
      <style:text-properties fo:language="en" fo:country="US" officeooo:paragraph-rsid="00949c83"/>
    </style:style>
    <style:style style:name="P46" style:family="paragraph" style:parent-style-name="Text_20_body">
      <style:text-properties officeooo:rsid="00b358be" officeooo:paragraph-rsid="00b358be"/>
    </style:style>
    <style:style style:name="P47" style:family="paragraph" style:parent-style-name="Heading_20_1">
      <style:text-properties style:font-name="Liberation Sans" fo:font-size="18.2000007629395pt" fo:font-weight="bold" officeooo:rsid="009d8318" officeooo:paragraph-rsid="00aa5927" style:font-name-asian="Noto Sans CJK SC" style:font-size-asian="18.2000007629395pt" style:font-weight-asian="bold" style:font-name-complex="Lohit Devanagari" style:font-size-complex="18.2000007629395pt" style:font-weight-complex="bold"/>
    </style:style>
    <style:style style:name="P48" style:family="paragraph" style:parent-style-name="Heading_20_1">
      <style:text-properties officeooo:paragraph-rsid="00aa5927"/>
    </style:style>
    <style:style style:name="P49" style:family="paragraph" style:parent-style-name="Heading_20_1">
      <style:text-properties officeooo:rsid="008f0983" officeooo:paragraph-rsid="00aa5927"/>
    </style:style>
    <style:style style:name="P50" style:family="paragraph" style:parent-style-name="Heading_20_1">
      <style:text-properties officeooo:rsid="008cd931" officeooo:paragraph-rsid="00ab25e8"/>
    </style:style>
    <style:style style:name="P51" style:family="paragraph" style:parent-style-name="Heading_20_1">
      <style:text-properties fo:font-weight="normal" officeooo:rsid="008cd931" officeooo:paragraph-rsid="008cd931" style:font-weight-asian="normal" style:font-weight-complex="normal"/>
    </style:style>
    <style:style style:name="P52" style:family="paragraph" style:parent-style-name="Heading_20_1">
      <style:text-properties fo:color="#080808" style:font-name="JetBrains Mono" fo:font-size="10pt" fo:font-style="normal" fo:font-weight="normal" officeooo:rsid="009d8318" officeooo:paragraph-rsid="009d8318" style:font-size-asian="10pt" style:font-style-asian="normal" style:font-weight-asian="normal"/>
    </style:style>
    <style:style style:name="P53" style:family="paragraph" style:parent-style-name="Preformatted_20_Text" style:list-style-name="L2">
      <style:text-properties fo:language="en" fo:country="US" officeooo:rsid="0095a88f" officeooo:paragraph-rsid="0095a88f"/>
    </style:style>
    <style:style style:name="P54" style:family="paragraph" style:parent-style-name="Standard" style:list-style-name="L1">
      <style:paragraph-properties fo:text-align="start" style:justify-single-word="false"/>
      <style:text-properties officeooo:paragraph-rsid="001d8b43"/>
    </style:style>
    <style:style style:name="P55" style:family="paragraph" style:parent-style-name="Standard" style:list-style-name="L1">
      <style:paragraph-properties fo:text-align="start" style:justify-single-word="false"/>
      <style:text-properties officeooo:paragraph-rsid="001e0560"/>
    </style:style>
    <style:style style:name="P56" style:family="paragraph" style:parent-style-name="Standard" style:list-style-name="L1">
      <style:paragraph-properties fo:text-align="start" style:justify-single-word="false"/>
      <style:text-properties officeooo:rsid="001d8b43" officeooo:paragraph-rsid="001d8b43"/>
    </style:style>
    <style:style style:name="P57" style:family="paragraph" style:parent-style-name="Standard" style:list-style-name="L1">
      <style:paragraph-properties fo:text-align="start" style:justify-single-word="false"/>
      <style:text-properties officeooo:rsid="001d8b43" officeooo:paragraph-rsid="001e0560"/>
    </style:style>
    <style:style style:name="P58" style:family="paragraph" style:parent-style-name="Standard" style:list-style-name="L1">
      <style:paragraph-properties fo:text-align="start" style:justify-single-word="false"/>
      <style:text-properties officeooo:rsid="001e0560" officeooo:paragraph-rsid="001e0560"/>
    </style:style>
    <style:style style:name="P59" style:family="paragraph" style:parent-style-name="Standard">
      <style:text-properties style:font-name="Liberation Serif" fo:font-size="12pt" fo:font-style="normal" fo:font-weight="normal" officeooo:rsid="00bca030" style:font-size-asian="12pt" style:font-style-asian="normal" style:font-weight-asian="normal" style:font-size-complex="12pt"/>
    </style:style>
    <style:style style:name="P60" style:family="paragraph" style:parent-style-name="Text_20_body">
      <style:text-properties officeooo:rsid="002d7037" officeooo:paragraph-rsid="00ab25e8"/>
    </style:style>
    <style:style style:name="P61" style:family="paragraph" style:parent-style-name="Text_20_body">
      <style:text-properties officeooo:rsid="00c5c14c" officeooo:paragraph-rsid="00c5c14c"/>
    </style:style>
    <style:style style:name="T1" style:family="text">
      <style:text-properties officeooo:rsid="001d3738"/>
    </style:style>
    <style:style style:name="T2" style:family="text">
      <style:text-properties officeooo:rsid="001d8b43"/>
    </style:style>
    <style:style style:name="T3" style:family="text">
      <style:text-properties officeooo:rsid="001e0560"/>
    </style:style>
    <style:style style:name="T4" style:family="text">
      <style:text-properties officeooo:rsid="00276a4d"/>
    </style:style>
    <style:style style:name="T5" style:family="text">
      <style:text-properties officeooo:rsid="00278a96"/>
    </style:style>
    <style:style style:name="T6" style:family="text">
      <style:text-properties fo:color="#cc7832" style:font-name="JetBrains Mono" fo:font-size="10pt" fo:font-style="normal" fo:font-weight="normal" style:font-size-asian="10pt" style:font-style-asian="normal" style:font-weight-asian="normal"/>
    </style:style>
    <style:style style:name="T7" style:family="text">
      <style:text-properties fo:color="#cc7832" style:font-name="JetBrains Mono" fo:font-size="10pt" fo:language="en" fo:country="US" fo:font-style="normal" fo:font-weight="normal" style:font-size-asian="10pt" style:font-style-asian="normal" style:font-weight-asian="normal"/>
    </style:style>
    <style:style style:name="T8" style:family="text">
      <style:text-properties fo:color="#cc7832" fo:font-style="normal" fo:font-weight="normal" style:font-style-asian="normal" style:font-weight-asian="normal"/>
    </style:style>
    <style:style style:name="T9" style:family="text">
      <style:text-properties fo:color="#cc7832" style:font-name="Liberation Sans" fo:font-size="10pt" fo:font-style="normal" fo:font-weight="normal" style:font-size-asian="10pt" style:font-style-asian="normal" style:font-weight-asian="normal" style:font-size-complex="10pt"/>
    </style:style>
    <style:style style:name="T10" style:family="text">
      <style:text-properties officeooo:rsid="0028e456"/>
    </style:style>
    <style:style style:name="T11" style:family="text">
      <style:text-properties fo:color="#a9b7c6" style:font-name="JetBrains Mono" fo:font-size="10pt" fo:font-style="normal" fo:font-weight="normal" style:font-size-asian="10pt" style:font-style-asian="normal" style:font-weight-asian="normal"/>
    </style:style>
    <style:style style:name="T12" style:family="text">
      <style:text-properties fo:color="#a9b7c6" style:font-name="JetBrains Mono" fo:font-size="10pt" fo:font-style="italic" fo:font-weight="normal" style:font-size-asian="10pt" style:font-style-asian="italic" style:font-weight-asian="normal"/>
    </style:style>
    <style:style style:name="T13" style:family="text">
      <style:text-properties fo:color="#a9b7c6" style:font-name="JetBrains Mono" fo:font-size="10pt" fo:language="en" fo:country="US" fo:font-style="normal" fo:font-weight="normal" style:font-size-asian="10pt" style:font-style-asian="normal" style:font-weight-asian="normal"/>
    </style:style>
    <style:style style:name="T14" style:family="text">
      <style:text-properties fo:color="#a9b7c6" style:font-name="JetBrains Mono" fo:font-size="10pt" fo:language="en" fo:country="US" fo:font-style="italic" fo:font-weight="normal" style:font-size-asian="10pt" style:font-style-asian="italic" style:font-weight-asian="normal"/>
    </style:style>
    <style:style style:name="T15" style:family="text">
      <style:text-properties fo:color="#a9b7c6" fo:font-style="normal" fo:font-weight="normal" style:font-style-asian="normal" style:font-weight-asian="normal"/>
    </style:style>
    <style:style style:name="T16" style:family="text">
      <style:text-properties fo:color="#a9b7c6" style:font-name="Liberation Sans" fo:font-size="10pt" fo:font-style="normal" fo:font-weight="normal" style:font-size-asian="10pt" style:font-style-asian="normal" style:font-weight-asian="normal" style:font-size-complex="10pt"/>
    </style:style>
    <style:style style:name="T17" style:family="text">
      <style:text-properties fo:color="#ffc66d" style:font-name="JetBrains Mono" fo:font-size="10pt" fo:font-style="normal" fo:font-weight="normal" style:font-size-asian="10pt" style:font-style-asian="normal" style:font-weight-asian="normal"/>
    </style:style>
    <style:style style:name="T18" style:family="text">
      <style:text-properties fo:color="#ffc66d" style:font-name="JetBrains Mono" fo:font-size="10pt" fo:language="en" fo:country="US" fo:font-style="normal" fo:font-weight="normal" style:font-size-asian="10pt" style:font-style-asian="normal" style:font-weight-asian="normal"/>
    </style:style>
    <style:style style:name="T19" style:family="text">
      <style:text-properties fo:color="#ffc66d" fo:font-style="normal" fo:font-weight="normal" style:font-style-asian="normal" style:font-weight-asian="normal"/>
    </style:style>
    <style:style style:name="T20" style:family="text">
      <style:text-properties fo:color="#ffc66d" style:font-name="Liberation Sans" fo:font-size="10pt" fo:font-style="normal" fo:font-weight="normal" style:font-size-asian="10pt" style:font-style-asian="normal" style:font-weight-asian="normal" style:font-size-complex="10pt"/>
    </style:style>
    <style:style style:name="T21" style:family="text">
      <style:text-properties fo:font-weight="bold" style:font-weight-asian="bold" style:font-weight-complex="bold"/>
    </style:style>
    <style:style style:name="T22" style:family="text">
      <style:text-properties fo:font-weight="bold" officeooo:rsid="00498b3c" style:font-weight-asian="bold" style:font-weight-complex="bold"/>
    </style:style>
    <style:style style:name="T23" style:family="text">
      <style:text-properties fo:font-weight="bold" officeooo:rsid="0032ab5f" style:font-weight-asian="bold" style:font-weight-complex="bold"/>
    </style:style>
    <style:style style:name="T24" style:family="text">
      <style:text-properties fo:font-weight="bold" officeooo:rsid="008e0355" style:font-weight-asian="bold" style:font-weight-complex="bold"/>
    </style:style>
    <style:style style:name="T25" style:family="text">
      <style:text-properties fo:color="#bbb529" style:font-name="JetBrains Mono" fo:font-size="10pt" fo:font-style="normal" fo:font-weight="normal" style:font-size-asian="10pt" style:font-style-asian="normal" style:font-weight-asian="normal"/>
    </style:style>
    <style:style style:name="T26" style:family="text">
      <style:text-properties fo:color="#bbb529" fo:font-style="normal" fo:font-weight="normal" style:font-style-asian="normal" style:font-weight-asian="normal"/>
    </style:style>
    <style:style style:name="T27" style:family="text">
      <style:text-properties fo:color="#bbb529" style:font-name="Liberation Sans" fo:font-size="10pt" fo:font-style="normal" fo:font-weight="normal" style:font-size-asian="10pt" style:font-style-asian="normal" style:font-weight-asian="normal" style:font-size-complex="10pt"/>
    </style:style>
    <style:style style:name="T28" style:family="text">
      <style:text-properties fo:color="#6a8759" style:font-name="JetBrains Mono" fo:font-size="10pt" fo:font-style="normal" fo:font-weight="normal" style:font-size-asian="10pt" style:font-style-asian="normal" style:font-weight-asian="normal"/>
    </style:style>
    <style:style style:name="T29" style:family="text">
      <style:text-properties fo:color="#6a8759" fo:font-style="normal" fo:font-weight="normal" style:font-style-asian="normal" style:font-weight-asian="normal"/>
    </style:style>
    <style:style style:name="T30" style:family="text">
      <style:text-properties fo:color="#6a8759" style:font-name="Liberation Sans" fo:font-size="10pt" fo:font-style="normal" fo:font-weight="normal" style:font-size-asian="10pt" style:font-style-asian="normal" style:font-weight-asian="normal" style:font-size-complex="10pt"/>
    </style:style>
    <style:style style:name="T31" style:family="text">
      <style:text-properties fo:color="#9876aa" style:font-name="JetBrains Mono" fo:font-size="10pt" fo:font-style="normal" fo:font-weight="normal" style:font-size-asian="10pt" style:font-style-asian="normal" style:font-weight-asian="normal"/>
    </style:style>
    <style:style style:name="T32" style:family="text">
      <style:text-properties fo:color="#9876aa" style:font-name="JetBrains Mono" fo:font-size="10pt" fo:language="en" fo:country="US" fo:font-style="normal" fo:font-weight="normal" style:font-size-asian="10pt" style:font-style-asian="normal" style:font-weight-asian="normal"/>
    </style:style>
    <style:style style:name="T33" style:family="text">
      <style:text-properties fo:color="#9876aa" fo:font-style="normal" fo:font-weight="normal" style:font-style-asian="normal" style:font-weight-asian="normal"/>
    </style:style>
    <style:style style:name="T34" style:family="text">
      <style:text-properties fo:color="#9876aa" fo:font-style="italic" fo:font-weight="normal" style:font-style-asian="italic" style:font-weight-asian="normal"/>
    </style:style>
    <style:style style:name="T35" style:family="text">
      <style:text-properties fo:color="#9876aa" style:font-name="Liberation Sans" fo:font-size="10pt" fo:font-style="normal" fo:font-weight="normal" style:font-size-asian="10pt" style:font-style-asian="normal" style:font-weight-asian="normal" style:font-size-complex="10pt"/>
    </style:style>
    <style:style style:name="T36" style:family="text">
      <style:text-properties fo:color="#9876aa" style:font-name="Liberation Sans" fo:font-size="10pt" fo:font-style="italic" fo:font-weight="normal" style:font-size-asian="10pt" style:font-style-asian="italic" style:font-weight-asian="normal" style:font-size-complex="10pt"/>
    </style:style>
    <style:style style:name="T37" style:family="text">
      <style:text-properties officeooo:rsid="00399cf3"/>
    </style:style>
    <style:style style:name="T38" style:family="text">
      <style:text-properties officeooo:rsid="0039a1bc"/>
    </style:style>
    <style:style style:name="T39" style:family="text">
      <style:text-properties officeooo:rsid="003e186f"/>
    </style:style>
    <style:style style:name="T40" style:family="text">
      <style:text-properties officeooo:rsid="003e3925"/>
    </style:style>
    <style:style style:name="T41" style:family="text">
      <style:text-properties officeooo:rsid="00462aee"/>
    </style:style>
    <style:style style:name="T42" style:family="text">
      <style:text-properties officeooo:rsid="004bea0c"/>
    </style:style>
    <style:style style:name="T43" style:family="text">
      <style:text-properties officeooo:rsid="0052374a"/>
    </style:style>
    <style:style style:name="T44" style:family="text">
      <style:text-properties officeooo:rsid="002b9a24"/>
    </style:style>
    <style:style style:name="T45" style:family="text">
      <style:text-properties officeooo:rsid="0056d2c3"/>
    </style:style>
    <style:style style:name="T46" style:family="text">
      <style:text-properties fo:color="#507874" style:font-name="Liberation Sans" fo:font-size="10pt" fo:font-style="normal" fo:font-weight="normal" style:font-size-asian="10pt" style:font-style-asian="normal" style:font-weight-asian="normal" style:font-size-complex="10pt"/>
    </style:style>
    <style:style style:name="T47" style:family="text">
      <style:text-properties officeooo:rsid="00639063"/>
    </style:style>
    <style:style style:name="T48" style:family="text">
      <style:text-properties officeooo:rsid="008aa54e"/>
    </style:style>
    <style:style style:name="T49" style:family="text">
      <style:text-properties fo:font-weight="normal" style:font-weight-asian="normal" style:font-weight-complex="normal"/>
    </style:style>
    <style:style style:name="T50" style:family="text">
      <style:text-properties fo:font-weight="normal" officeooo:rsid="008f0983" style:font-weight-asian="normal" style:font-weight-complex="normal"/>
    </style:style>
    <style:style style:name="T51" style:family="text">
      <style:text-properties fo:font-weight="normal" officeooo:rsid="008f306c" style:font-weight-asian="normal" style:font-weight-complex="normal"/>
    </style:style>
    <style:style style:name="T52" style:family="text">
      <style:text-properties fo:font-weight="normal" officeooo:rsid="008cd931" style:font-weight-asian="normal" style:font-weight-complex="normal"/>
    </style:style>
    <style:style style:name="T53" style:family="text">
      <style:text-properties officeooo:rsid="00949c83"/>
    </style:style>
    <style:style style:name="T54" style:family="text">
      <style:text-properties fo:language="en" fo:country="US"/>
    </style:style>
    <style:style style:name="T55" style:family="text">
      <style:text-properties officeooo:rsid="0094a6aa"/>
    </style:style>
    <style:style style:name="T56" style:family="text">
      <style:text-properties officeooo:rsid="009648b9"/>
    </style:style>
    <style:style style:name="T57" style:family="text">
      <style:text-properties fo:color="#9e880d" style:font-name="JetBrains Mono" fo:font-size="10pt" fo:font-style="normal" fo:font-weight="normal" style:font-size-asian="10pt" style:font-style-asian="normal" style:font-weight-asian="normal"/>
    </style:style>
    <style:style style:name="T58" style:family="text">
      <style:text-properties fo:color="#0033b3" style:font-name="JetBrains Mono" fo:font-size="10pt" fo:font-style="normal" fo:font-weight="normal" style:font-size-asian="10pt" style:font-style-asian="normal" style:font-weight-asian="normal"/>
    </style:style>
    <style:style style:name="T59" style:family="text">
      <style:text-properties fo:color="#000000" style:font-name="JetBrains Mono" fo:font-size="10pt" fo:font-style="normal" fo:font-weight="normal" style:font-size-asian="10pt" style:font-style-asian="normal" style:font-weight-asian="normal"/>
    </style:style>
    <style:style style:name="T60" style:family="text">
      <style:text-properties fo:color="#080808" style:font-name="JetBrains Mono" fo:font-size="10pt" fo:font-style="normal" fo:font-weight="normal" style:font-size-asian="10pt" style:font-style-asian="normal" style:font-weight-asian="normal"/>
    </style:style>
    <style:style style:name="T61" style:family="text">
      <style:text-properties fo:color="#080808" style:font-name="JetBrains Mono" fo:font-size="10pt" fo:font-style="normal" fo:font-weight="normal" officeooo:rsid="003100d3" style:font-size-asian="10pt" style:font-style-asian="normal" style:font-weight-asian="normal" style:font-weight-complex="normal"/>
    </style:style>
    <style:style style:name="T62" style:family="text">
      <style:text-properties fo:color="#080808" style:font-name="JetBrains Mono" fo:font-size="10pt" fo:font-style="normal" fo:font-weight="normal" officeooo:rsid="008cd931" style:font-size-asian="10pt" style:font-style-asian="normal" style:font-weight-asian="normal" style:font-weight-complex="normal"/>
    </style:style>
    <style:style style:name="T63" style:family="text">
      <style:text-properties fo:color="#080808" style:font-name="JetBrains Mono" fo:font-size="10pt" fo:font-style="italic" fo:font-weight="normal" style:font-size-asian="10pt" style:font-style-asian="italic" style:font-weight-asian="normal"/>
    </style:style>
    <style:style style:name="T64" style:family="text">
      <style:text-properties fo:color="#007e8a" style:font-name="JetBrains Mono" fo:font-size="10pt" fo:font-style="normal" fo:font-weight="normal" style:font-size-asian="10pt" style:font-style-asian="normal" style:font-weight-asian="normal"/>
    </style:style>
    <style:style style:name="T65" style:family="text">
      <style:text-properties fo:color="#00627a" style:font-name="JetBrains Mono" fo:font-size="10pt" fo:font-style="normal" fo:font-weight="normal" style:font-size-asian="10pt" style:font-style-asian="normal" style:font-weight-asian="normal"/>
    </style:style>
    <style:style style:name="T66" style:family="text">
      <style:text-properties fo:color="#1750eb" style:font-name="JetBrains Mono" fo:font-size="10pt" fo:font-style="normal" fo:font-weight="normal" style:font-size-asian="10pt" style:font-style-asian="normal" style:font-weight-asian="normal"/>
    </style:style>
    <style:style style:name="T67" style:family="text">
      <style:text-properties fo:color="#8c8c8c" style:font-name="JetBrains Mono" fo:font-size="10pt" fo:font-style="italic" fo:font-weight="normal" style:font-size-asian="10pt" style:font-style-asian="italic" style:font-weight-asian="normal"/>
    </style:style>
    <style:style style:name="T68" style:family="text">
      <style:text-properties fo:color="#871094" style:font-name="JetBrains Mono" fo:font-size="10pt" fo:font-style="italic" fo:font-weight="normal" style:font-size-asian="10pt" style:font-style-asian="italic" style:font-weight-asian="normal"/>
    </style:style>
    <style:style style:name="T69" style:family="text">
      <style:text-properties fo:color="#871094" style:font-name="JetBrains Mono" fo:font-size="10pt" fo:font-style="normal" fo:font-weight="normal" style:font-size-asian="10pt" style:font-style-asian="normal" style:font-weight-asian="normal"/>
    </style:style>
    <style:style style:name="T70" style:family="text">
      <style:text-properties style:font-name="Liberation Sans" fo:font-size="10pt" style:font-size-asian="10pt" style:font-size-complex="10pt"/>
    </style:style>
    <style:style style:name="T71" style:family="text">
      <style:text-properties style:font-name="Liberation Sans" fo:font-size="18.2000007629395pt" fo:font-weight="bold" officeooo:rsid="00c28bbf" style:font-name-asian="Noto Sans CJK SC" style:font-size-asian="18.2000007629395pt" style:font-weight-asian="bold" style:font-name-complex="Lohit Devanagari" style:font-size-complex="18.2000007629395pt" style:font-weight-complex="bold"/>
    </style:style>
    <style:style style:name="T72" style:family="text">
      <style:text-properties fo:font-size="12pt" fo:font-weight="normal" style:font-size-asian="10.5pt" style:font-weight-asian="normal" style:font-size-complex="12pt" style:font-weight-complex="normal"/>
    </style:style>
    <style:style style:name="T73" style:family="text">
      <style:text-properties fo:font-size="12pt" fo:font-weight="normal" officeooo:rsid="005eff02" style:font-size-asian="10.5pt" style:font-weight-asian="normal" style:font-size-complex="12pt" style:font-weight-complex="normal"/>
    </style:style>
    <style:style style:name="T74" style:family="text">
      <style:text-properties officeooo:rsid="00b59898"/>
    </style:style>
    <style:style style:name="T75" style:family="text">
      <style:text-properties fo:font-style="normal" fo:font-weight="normal" style:font-style-asian="normal" style:font-weight-asian="normal"/>
    </style:style>
    <style:style style:name="T76" style:family="text">
      <style:text-properties fo:font-style="normal" fo:font-weight="normal" officeooo:rsid="00ba93e2" style:font-style-asian="normal" style:font-weight-asian="normal"/>
    </style:style>
    <style:style style:name="T77" style:family="text">
      <style:text-properties fo:font-style="normal" fo:font-weight="normal" officeooo:rsid="00bca030" style:font-style-asian="normal" style:font-weight-asian="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text:span text:style-name="T1">Java util package - What we can learn from </text:span><text:span text:style-name="T5">its</text:span><text:span text:style-name="T1"> implementatio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218_2400816251" text:style-name="Index_20_Link" text:visited-style-name="Index_20_Link">Commnets<text:tab/>2</text:a></text:p>
          <text:p text:style-name="P1"><text:a xlink:type="simple" xlink:href="#__RefHeading___Toc3227_2400816251" text:style-name="Index_20_Link" text:visited-style-name="Index_20_Link">Utility class – how (Objects)<text:tab/>2</text:a></text:p>
          <text:p text:style-name="P1"><text:a xlink:type="simple" xlink:href="#__RefHeading___Toc3214_2400816251" text:style-name="Index_20_Link" text:visited-style-name="Index_20_Link">It is ok to put </text:a><text:a xlink:type="simple" xlink:href="#__RefHeading___Toc3214_2400816251" text:style-name="Index_20_Link" text:visited-style-name="Index_20_Link">two classes in the same file.</text:a><text:a xlink:type="simple" xlink:href="#__RefHeading___Toc3214_2400816251" text:style-name="Index_20_Link" text:visited-style-name="Index_20_Link"><text:tab/>3</text:a></text:p>
          <text:p text:style-name="P1"><text:a xlink:type="simple" xlink:href="#__RefHeading___Toc3229_2400816251" text:style-name="Index_20_Link" text:visited-style-name="Index_20_Link">Creating object<text:tab/>3</text:a></text:p>
          <text:p text:style-name="P2"><text:a xlink:type="simple" xlink:href="#__RefHeading___Toc3196_2400816251" text:style-name="Index_20_Link" text:visited-style-name="Index_20_Link">getInstance<text:tab/>3</text:a></text:p>
          <text:p text:style-name="P2"><text:a xlink:type="simple" xlink:href="#__RefHeading___Toc3198_2400816251" text:style-name="Index_20_Link" text:visited-style-name="Index_20_Link">Initializer Block are not wiedly used<text:tab/>3</text:a></text:p>
          <text:p text:style-name="P1"><text:a xlink:type="simple" xlink:href="#__RefHeading___Toc3180_2400816251" text:style-name="Index_20_Link" text:visited-style-name="Index_20_Link">How to do maintanace<text:tab/>3</text:a></text:p>
          <text:p text:style-name="P2"><text:a xlink:type="simple" xlink:href="#__RefHeading___Toc3182_2400816251" text:style-name="Index_20_Link" text:visited-style-name="Index_20_Link">default methods are powerful<text:tab/>3</text:a></text:p>
          <text:p text:style-name="P2"><text:a xlink:type="simple" xlink:href="#__RefHeading___Toc3184_2400816251" text:style-name="Index_20_Link" text:visited-style-name="Index_20_Link">Small improvments over time<text:tab/>4</text:a></text:p>
          <text:p text:style-name="P2"><text:a xlink:type="simple" xlink:href="#__RefHeading___Toc3186_2400816251" text:style-name="Index_20_Link" text:visited-style-name="Index_20_Link">Deprecated<text:tab/>4</text:a></text:p>
          <text:p text:style-name="P1"><text:a xlink:type="simple" xlink:href="#__RefHeading___Toc3202_2400816251" text:style-name="Index_20_Link" text:visited-style-name="Index_20_Link">Inheritance<text:tab/>5</text:a></text:p>
          <text:p text:style-name="P2"><text:a xlink:type="simple" xlink:href="#__RefHeading___Toc3204_2400816251" text:style-name="Index_20_Link" text:visited-style-name="Index_20_Link">Switching from inheritance to the object composition<text:tab/>5</text:a></text:p>
          <text:p text:style-name="P3"><text:a xlink:type="simple" xlink:href="#__RefHeading___Toc3206_2400816251" text:style-name="Index_20_Link" text:visited-style-name="Index_20_Link"><text:s/>client can create their own exporter but can change or extend exising<text:tab/>5</text:a></text:p>
          <text:p text:style-name="P2"><text:a xlink:type="simple" xlink:href="#__RefHeading___Toc3208_2400816251" text:style-name="Index_20_Link" text:visited-style-name="Index_20_Link">when to use abstact class or interface<text:tab/>6</text:a></text:p>
          <text:p text:style-name="P2"><text:a xlink:type="simple" xlink:href="#__RefHeading___Toc3210_2400816251" text:style-name="Index_20_Link" text:visited-style-name="Index_20_Link">Program to interfaces<text:tab/>6</text:a></text:p>
        </text:index-body>
      </text:table-of-content>
      <text:p text:style-name="Text_20_body"/>
      <text:p text:style-name="P16"/>
      <text:p text:style-name="P11"><text:span text:style-name="T1">Java util package </text:span>is part of the Java Class Library, which is a set of pre-written code that provides common functionality to Java developers. <text:span text:style-name="T37">It </text:span>is one of the most commonly used packages in the Java programming language <text:span text:style-name="T38">which </text:span>provides a set of utility classes and interfaces that can be used to perform various operations, such as</text:p>
      <text:p text:style-name="P16"/>
      <text:list xml:id="list89873284" text:style-name="L1">
        <text:list-item>
          <text:p text:style-name="P54"><text:span text:style-name="T2">date and time </text:span><text:span text:style-name="T37">handling</text:span></text:p>
        </text:list-item>
        <text:list-item>
          <text:p text:style-name="P56"><text:span text:style-name="T37">data manipulation </text:span><text:span text:style-name="T39">using </text:span>collection framework</text:p>
        </text:list-item>
        <text:list-item>
          <text:p text:style-name="P57">utility classes such as string tokenizer, random number generator, <text:span text:style-name="T3">encoding and decoding</text:span></text:p>
        </text:list-item>
        <text:list-item>
          <text:p text:style-name="P58">regex support (in sub package)</text:p>
        </text:list-item>
        <text:list-item>
          <text:p text:style-name="P58">stream support and functional interfaces (in sub package)</text:p>
        </text:list-item>
        <text:list-item>
          <text:p text:style-name="P55">classes useful <text:span text:style-name="T3">for </text:span>concurrent programming <text:span text:style-name="T3">(in sub package)</text:span></text:p>
        </text:list-item>
        <text:list-item>
          <text:p text:style-name="P58">classes for handling zip and jar files (in sub package) </text:p>
        </text:list-item>
      </text:list>
      <text:p text:style-name="P16"/>
      <text:p text:style-name="P10">The Java util package <text:span text:style-name="T41">as</text:span> one of the foundational packages in Java <text:span text:style-name="T39">was </text:span>designed in the mid-1990s by Java creators James Gosling, Mike Sheridan, and Patrick Naughton. Despite its age, it has been regularly updated and expanded over the years <text:span text:style-name="T41">so it is one of the good places to learn how to use Java.</text:span></text:p>
      <text:p text:style-name="P9"/>
      <text:p text:style-name="P33"><text:bookmark text:name="2990"/>So I <text:span text:style-name="T42">decided to </text:span>look up in the source code and <text:span text:style-name="T42">and </text:span>share with you some of good principles and practices that <text:span text:style-name="T4">creators</text:span> used <text:span text:style-name="T4">when creating </text:span><text:span text:style-name="T1">Java util </text:span><text:span text:style-name="T4">package. </text:span><text:span text:style-name="T40">These </text:span><text:span text:style-name="T42">tips and tricks</text:span><text:span text:style-name="T40"> </text:span>can help you <text:span text:style-name="T42">make your code easy readable and maintain</text:span>.</text:p>
      <text:p text:style-name="Text_20_body"><text:bookmark text:name="86a4"/>This first post in the series contains advice on basic but important thinks such as comments, CSS…</text:p>
      <text:h text:style-name="P47" text:outline-level="1"><text:bookmark-start text:name="__RefHeading___Toc3218_2400816251"/><text:soft-page-break/>Commnets<text:bookmark-end text:name="__RefHeading___Toc3218_2400816251"/></text:h>
      <text:p text:style-name="P37">Not eveyting has to have documents</text:p>
      <text:p text:style-name="P37">Ecternal api should be documented </text:p>
      <text:p text:style-name="P37"/>
      <text:p text:style-name="P37">when write java comments – state why not what is code doing DRY princile </text:p>
      <text:p text:style-name="P26">CRC32</text:p>
      <text:p text:style-name="P20"><text:span text:style-name="T60"><text:line-break/></text:span><text:span text:style-name="T58">private static int </text:span><text:span text:style-name="T65">updateByteBuffer</text:span><text:span text:style-name="T60">(</text:span><text:span text:style-name="T58">int </text:span><text:span text:style-name="T60">alder, </text:span><text:span text:style-name="T58">long </text:span><text:span text:style-name="T60">addr,</text:span><text:line-break/><text:span text:style-name="T60"> <text:s text:c="35"/></text:span><text:span text:style-name="T58">int </text:span><text:span text:style-name="T60">off, </text:span><text:span text:style-name="T58">int </text:span><text:span text:style-name="T60">len) {</text:span><text:line-break/><text:span text:style-name="T60"> <text:s text:c="3"/></text:span><text:span text:style-name="T63">updateByteBufferCheck</text:span><text:span text:style-name="T60">(addr);</text:span><text:line-break/><text:span text:style-name="T60"> <text:s text:c="3"/></text:span><text:span text:style-name="T58">return </text:span><text:span text:style-name="T63">updateByteBuffer0</text:span><text:span text:style-name="T60">(alder, addr, off, len);</text:span><text:line-break/><text:span text:style-name="T60">}</text:span><text:line-break/><text:line-break/><text:span text:style-name="T57">@HotSpotIntrinsicCandidate</text:span><text:line-break/><text:span text:style-name="T58">private static native int </text:span><text:span text:style-name="T65">updateByteBuffer0</text:span><text:span text:style-name="T60">(</text:span><text:span text:style-name="T58">int </text:span><text:span text:style-name="T60">alder, </text:span><text:span text:style-name="T58">long </text:span><text:span text:style-name="T60">addr,</text:span><text:line-break/><text:span text:style-name="T60"> <text:s text:c="43"/></text:span><text:span text:style-name="T58">int </text:span><text:span text:style-name="T60">off, </text:span><text:span text:style-name="T58">int </text:span><text:span text:style-name="T60">len);</text:span><text:line-break/><text:line-break/><text:span text:style-name="T58">private static void </text:span><text:span text:style-name="T65">updateByteBufferCheck</text:span><text:span text:style-name="T60">(</text:span><text:span text:style-name="T58">long </text:span><text:span text:style-name="T60">addr) {</text:span><text:line-break/><text:span text:style-name="T60"> <text:s text:c="3"/></text:span><text:span text:style-name="T67">// Performs only a null check because bounds checks</text:span><text:line-break/><text:span text:style-name="T67"> <text:s text:c="3"/>// are not easy to do on raw addresses.</text:span><text:line-break/><text:span text:style-name="T67"> <text:s text:c="3"/></text:span><text:span text:style-name="T58">if </text:span><text:span text:style-name="T60">(addr == </text:span><text:span text:style-name="T66">0L</text:span><text:span text:style-name="T60">) {</text:span><text:line-break/><text:span text:style-name="T60"> <text:s text:c="7"/></text:span><text:span text:style-name="T58">throw new </text:span><text:span text:style-name="T60">NullPointerException();</text:span><text:line-break/><text:span text:style-name="T60"> <text:s text:c="3"/>}</text:span><text:line-break/><text:span text:style-name="T60">}</text:span><text:line-break/><text:line-break/><text:span text:style-name="T58">static </text:span><text:span text:style-name="T60">{</text:span><text:line-break/><text:span text:style-name="T60"> <text:s text:c="3"/></text:span><text:span text:style-name="T59">ZipUtils</text:span><text:span text:style-name="T60">.</text:span><text:span text:style-name="T63">loadLibrary</text:span><text:span text:style-name="T60">();</text:span><text:line-break/><text:span text:style-name="T60">}</text:span></text:p>
      <text:p text:style-name="P28"/>
      <text:p text:style-name="P20"/>
      <text:p text:style-name="P37"/>
      <text:p text:style-name="P20"><text:span text:style-name="T67">// Lookup tables</text:span><text:line-break/><text:span text:style-name="T67">// Lookup table for single byte calculations</text:span><text:line-break/><text:span text:style-name="T58">private static final int</text:span><text:span text:style-name="T60">[] </text:span><text:span text:style-name="T68">byteTable</text:span><text:span text:style-name="T60">;</text:span></text:p>
      <text:p text:style-name="P28"/>
      <text:h text:style-name="P48" text:outline-level="1"><text:bookmark-start text:name="__RefHeading___Toc3227_2400816251"/><text:span text:style-name="T23">U</text:span><text:span text:style-name="T21">tility class – how </text:span><text:span text:style-name="T24">(Objects)</text:span><text:bookmark-end text:name="__RefHeading___Toc3227_2400816251"/></text:h>
      <text:p text:style-name="P38"><text:span text:style-name="T50">1. how to create them – </text:span><text:span text:style-name="T51">final, no instance </text:span></text:p>
      <text:p text:style-name="P40">1. naming: Array → Arrays, Object → Objects</text:p>
      <text:h text:style-name="P49" text:outline-level="1"><text:bookmark-start text:name="__RefHeading___Toc3214_2400816251"/><text:soft-page-break/><text:span text:style-name="T61">It is ok to put </text:span><text:span text:style-name="T62">two classes in the same file.</text:span><text:bookmark-end text:name="__RefHeading___Toc3214_2400816251"/></text:h>
      <text:h text:style-name="P50" text:outline-level="1"><text:bookmark-start text:name="__RefHeading___Toc3229_2400816251"/>Creating object<text:bookmark-end text:name="__RefHeading___Toc3229_2400816251"/></text:h>
      <text:h text:style-name="P6" text:outline-level="2"><text:bookmark-start text:name="__RefHeading___Toc3196_2400816251"/>getInstance<text:bookmark-end text:name="__RefHeading___Toc3196_2400816251"/></text:h>
      <text:p text:style-name="P60">Create Java objects like Calendar getInstance</text:p>
      <text:h text:style-name="Heading_20_3" text:outline-level="3">Singletons </text:h>
      <text:p text:style-name="P61">look for java.lang.Runtime find same in util package</text:p>
      <text:h text:style-name="Heading_20_2" text:outline-level="2">Overriding <text:span text:style-name="T73">hashCode</text:span><text:span text:style-name="T72">()</text:span> </text:h>
      <text:p text:style-name="P46">Try to find examples and see also for equals</text:p>
      <text:h text:style-name="P6" text:outline-level="2"><text:bookmark-start text:name="__RefHeading___Toc3198_2400816251"/><text:span text:style-name="T22">Initializer Block </text:span><text:span text:style-name="T23">are not wiedly used</text:span><text:bookmark-end text:name="__RefHeading___Toc3198_2400816251"/></text:h>
      <text:p text:style-name="P39"><text:span text:style-name="T52">K</text:span><text:span text:style-name="T49">eep related thing close to one other.</text:span></text:p>
      <text:h text:style-name="Heading_20_1" text:outline-level="1"><text:bookmark-start text:name="__RefHeading___Toc3180_2400816251"/><text:span text:style-name="T53">How to do m</text:span>aintanace<text:bookmark-end text:name="__RefHeading___Toc3180_2400816251"/></text:h>
      <text:h text:style-name="P4" text:outline-level="2"><text:bookmark-start text:name="__RefHeading___Toc3182_2400816251"/>default <text:span text:style-name="T10">methods are powerful </text:span><text:bookmark-end text:name="__RefHeading___Toc3182_2400816251"/></text:h>
      <text:p text:style-name="P18">In java 1.8 they introduce Stream api, in ored to not break thex existing code they but also to be back compatible they introduced default methods, guess what they are hevely used. <text:s/></text:p>
      <text:p text:style-name="P18"/>
      <text:p text:style-name="P18">Collection interface...</text:p>
      <text:p text:style-name="P18"><text:bookmark-start text:name="__DdeLink__2569_2400816251"/><text:span text:style-name="T57">@Override</text:span><text:line-break/><text:span text:style-name="T58">default </text:span><text:span text:style-name="T59">Spliterator</text:span><text:span text:style-name="T60">&lt;</text:span><text:span text:style-name="T64">E</text:span><text:span text:style-name="T60">&gt; </text:span><text:span text:style-name="T65">spliterator</text:span><text:span text:style-name="T60">() {</text:span><text:line-break/><text:span text:style-name="T60"> <text:s text:c="3"/></text:span><text:span text:style-name="T58">return </text:span><text:span text:style-name="T59">Spliterators</text:span><text:span text:style-name="T60">.</text:span><text:span text:style-name="T63">spliterator</text:span><text:span text:style-name="T60">(</text:span><text:span text:style-name="T58">this</text:span><text:span text:style-name="T60">, </text:span><text:span text:style-name="T66">0</text:span><text:span text:style-name="T60">);</text:span><text:line-break/><text:span text:style-name="T60">}</text:span><text:bookmark-end text:name="__DdeLink__2569_2400816251"/><text:line-break/></text:p>
      <text:p text:style-name="P18">more two examples</text:p>
      <text:p text:style-name="P18"/>
      <text:p text:style-name="P27">Checksum interface</text:p>
      <text:p text:style-name="P18"/>
      <text:p text:style-name="P17"><text:span text:style-name="T56">Iterator<text:line-break/>List <text:line-break/></text:span><text:span text:style-name="T58">default void </text:span><text:span text:style-name="T65">replaceAll</text:span><text:span text:style-name="T60">(</text:span><text:span text:style-name="T59">UnaryOperator</text:span><text:span text:style-name="T60">&lt;</text:span><text:span text:style-name="T64">E</text:span><text:span text:style-name="T60">&gt; operator) {</text:span><text:line-break/><text:span text:style-name="T60"> <text:s text:c="3"/></text:span><text:span text:style-name="T59">Objects</text:span><text:span text:style-name="T60">.</text:span><text:span text:style-name="T63">requireNonNull</text:span><text:span text:style-name="T60">(operator);</text:span><text:line-break/><text:span text:style-name="T60"> <text:s text:c="3"/></text:span><text:span text:style-name="T58">final </text:span><text:span text:style-name="T59">ListIterator</text:span><text:span text:style-name="T60">&lt;</text:span><text:span text:style-name="T64">E</text:span><text:span text:style-name="T60">&gt; </text:span><text:span text:style-name="T59">li </text:span><text:span text:style-name="T60">= </text:span><text:span text:style-name="T58">this</text:span><text:span text:style-name="T60">.listIterator();</text:span><text:line-break/><text:span text:style-name="T60"> <text:s text:c="3"/></text:span><text:span text:style-name="T58">while </text:span><text:span text:style-name="T60">(</text:span><text:span text:style-name="T59">li</text:span><text:span text:style-name="T60">.hasNext()) {</text:span><text:line-break/><text:span text:style-name="T60"> <text:s text:c="7"/></text:span><text:span text:style-name="T59">li</text:span><text:span text:style-name="T60">.set(operator.apply(</text:span><text:span text:style-name="T59">li</text:span><text:span text:style-name="T60">.next()));</text:span><text:line-break/><text:span text:style-name="T60"> <text:s text:c="3"/>}</text:span><text:line-break/><text:span text:style-name="T60">}</text:span></text:p>
      <text:p text:style-name="P18"/>
      <text:p text:style-name="P41"><text:soft-page-break/><text:line-break/><text:line-break/>Certain methods are specified to be optional. If a collection implementation doesn't implement a particular operation, it should define the corresponding method to throw</text:p>
      <text:p text:style-name="P32"/>
      <text:p text:style-name="P42">This is going to pay off more if you are programing to interfaces.</text:p>
      <text:p text:style-name="P43"/>
      <text:h text:style-name="Heading_20_2" text:outline-level="2"><text:bookmark-start text:name="__RefHeading___Toc3184_2400816251"/>Small improvments over time <text:bookmark-end text:name="__RefHeading___Toc3184_2400816251"/></text:h>
      <text:p text:style-name="P34"><text:span text:style-name="T53">As we already know util package is one of the oldest java packages, so let see <text:s/>how the package has been maintained, </text:span><text:span text:style-name="T55">which</text:span><text:span text:style-name="T53"> best practices has been applied.</text:span><text:span text:style-name="T54">. </text:span></text:p>
      <text:p text:style-name="P45"/>
      <text:p text:style-name="P15">java 11</text:p>
      <text:p text:style-name="P14"><text:span text:style-name="T6">public char </text:span><text:span text:style-name="T17">charAt</text:span><text:span text:style-name="T11">(</text:span><text:span text:style-name="T6">int </text:span><text:span text:style-name="T11">index) {</text:span><text:line-break/><text:span text:style-name="T11"> <text:s text:c="3"/></text:span><text:span text:style-name="T6">if </text:span><text:span text:style-name="T11">(isLatin1()) {</text:span><text:line-break/><text:span text:style-name="T11"> <text:s text:c="7"/></text:span><text:span text:style-name="T6">return </text:span><text:span text:style-name="T11">StringLatin1.</text:span><text:span text:style-name="T12">charAt</text:span><text:span text:style-name="T11">(</text:span><text:span text:style-name="T31">value</text:span><text:span text:style-name="T6">, </text:span><text:span text:style-name="T11">index)</text:span><text:span text:style-name="T6">;</text:span><text:line-break/><text:span text:style-name="T6"> <text:s text:c="3"/></text:span><text:span text:style-name="T11">} </text:span><text:span text:style-name="T6">else </text:span><text:span text:style-name="T11">{</text:span><text:line-break/><text:span text:style-name="T11"> <text:s text:c="7"/></text:span><text:span text:style-name="T6">return </text:span><text:span text:style-name="T11">StringUTF16.</text:span><text:span text:style-name="T12">charAt</text:span><text:span text:style-name="T11">(</text:span><text:span text:style-name="T31">value</text:span><text:span text:style-name="T6">, </text:span><text:span text:style-name="T11">index)</text:span><text:span text:style-name="T6">;</text:span><text:line-break/><text:span text:style-name="T6"> <text:s text:c="3"/></text:span><text:span text:style-name="T11">}</text:span><text:line-break/><text:span text:style-name="T11">}</text:span></text:p>
      <text:p text:style-name="P15"/>
      <text:p text:style-name="P14"><text:span text:style-name="T7"><text:line-break/>Java 17<text:line-break/>public char </text:span><text:span text:style-name="T18">charAt</text:span><text:span text:style-name="T13">(</text:span><text:span text:style-name="T7">int </text:span><text:span text:style-name="T13">index) {</text:span><text:span text:style-name="T54"><text:line-break/></text:span><text:span text:style-name="T13"> <text:s text:c="3"/></text:span><text:span text:style-name="T7">return this</text:span><text:span text:style-name="T13">.isLatin1() ? StringLatin1.</text:span><text:span text:style-name="T14">charAt</text:span><text:span text:style-name="T13">(</text:span><text:span text:style-name="T7">this</text:span><text:span text:style-name="T13">.</text:span><text:span text:style-name="T32">value</text:span><text:span text:style-name="T7">, </text:span><text:span text:style-name="T13">index) : StringUTF16.</text:span><text:span text:style-name="T14">charAt</text:span><text:span text:style-name="T13">(</text:span><text:span text:style-name="T7">this</text:span><text:span text:style-name="T13">.</text:span><text:span text:style-name="T32">value</text:span><text:span text:style-name="T7">, </text:span><text:span text:style-name="T13">index)</text:span><text:span text:style-name="T7">;</text:span><text:span text:style-name="T54"><text:line-break/></text:span><text:span text:style-name="T13">}</text:span></text:p>
      <text:p text:style-name="P34"/>
      <text:p text:style-name="P8">What we can conclude from this</text:p>
      <text:p text:style-name="P8"/>
      <text:list xml:id="list293467664" text:style-name="L2">
        <text:list-item>
          <text:p text:style-name="P53">redability of code matters </text:p>
        </text:list-item>
        <text:list-item>
          <text:p text:style-name="P53">small improvemnts over time are important </text:p>
        </text:list-item>
      </text:list>
      <text:p text:style-name="P8"/>
      <text:p text:style-name="P35"/>
      <text:h text:style-name="Heading_20_2" text:outline-level="2"><text:bookmark-start text:name="__RefHeading___Toc3186_2400816251"/>Deprecated<text:bookmark-end text:name="__RefHeading___Toc3186_2400816251"/></text:h>
      <text:p text:style-name="Standard"><text:bookmark-start text:name="__RefHeading___Toc3188_2400816251"/>If you need to remove API or i8nterfaces, do it slowly first step is to mark it depracated. And the in the next version to remove it.<text:bookmark-end text:name="__RefHeading___Toc3188_2400816251"/></text:p>
      <text:p text:style-name="Standard"><text:bookmark-start text:name="__RefHeading___Toc3190_2400816251"/><text:span text:style-name="T25">@Deprecated</text:span><text:span text:style-name="T11">(since=</text:span><text:span text:style-name="T28">"1.1"</text:span><text:span text:style-name="T11">)</text:span><text:bookmark-end text:name="__RefHeading___Toc3190_2400816251"/></text:p>
      <text:p text:style-name="P44"/>
      <text:p text:style-name="P44">Validation</text:p>
      <text:p text:style-name="P44">do it early Inflater</text:p>
      <text:p text:style-name="P19"><text:span text:style-name="T58">public void </text:span><text:span text:style-name="T65">setInput</text:span><text:span text:style-name="T60">(</text:span><text:span text:style-name="T58">byte</text:span><text:span text:style-name="T60">[] input, </text:span><text:span text:style-name="T58">int </text:span><text:span text:style-name="T60">off, </text:span><text:span text:style-name="T58">int </text:span><text:span text:style-name="T60">len) {</text:span><text:line-break/><text:span text:style-name="T60"> <text:s text:c="3"/></text:span><text:span text:style-name="T58">if </text:span><text:span text:style-name="T60">(off &lt; </text:span><text:span text:style-name="T66">0 </text:span><text:span text:style-name="T60">|| len &lt; </text:span><text:span text:style-name="T66">0 </text:span><text:span text:style-name="T60">|| off &gt; input.</text:span><text:span text:style-name="T69">length </text:span><text:span text:style-name="T60">- len) {</text:span><text:line-break/><text:soft-page-break/><text:span text:style-name="T60"> <text:s text:c="7"/></text:span><text:span text:style-name="T58">throw new </text:span><text:span text:style-name="T60">ArrayIndexOutOfBoundsException();</text:span><text:line-break/><text:span text:style-name="T60"> <text:s text:c="3"/>}</text:span><text:line-break/><text:span text:style-name="T60"> <text:s text:c="3"/></text:span><text:span text:style-name="T58">synchronized </text:span><text:span text:style-name="T60">(</text:span><text:span text:style-name="T69">zsRef</text:span><text:span text:style-name="T60">) {</text:span><text:line-break/><text:span text:style-name="T60"> <text:s text:c="7"/></text:span><text:span text:style-name="T58">this</text:span><text:span text:style-name="T60">.</text:span><text:span text:style-name="T69">input </text:span><text:span text:style-name="T60">= </text:span><text:span text:style-name="T58">null</text:span><text:span text:style-name="T60">;</text:span><text:line-break/><text:span text:style-name="T60"> <text:s text:c="7"/></text:span><text:span text:style-name="T58">this</text:span><text:span text:style-name="T60">.</text:span><text:span text:style-name="T69">inputArray </text:span><text:span text:style-name="T60">= input;</text:span><text:line-break/><text:span text:style-name="T60"> <text:s text:c="7"/></text:span><text:span text:style-name="T58">this</text:span><text:span text:style-name="T60">.</text:span><text:span text:style-name="T69">inputPos </text:span><text:span text:style-name="T60">= off;</text:span><text:line-break/><text:span text:style-name="T60"> <text:s text:c="7"/></text:span><text:span text:style-name="T58">this</text:span><text:span text:style-name="T60">.</text:span><text:span text:style-name="T69">inputLim </text:span><text:span text:style-name="T60">= off + len;</text:span><text:line-break/><text:span text:style-name="T60"> <text:s text:c="3"/>}</text:span><text:line-break/><text:span text:style-name="T60">}</text:span></text:p>
      <text:p text:style-name="P21"><text:bookmark-start text:name="__RefHeading___Toc3192_2400816251"/><text:bookmark-end text:name="__RefHeading___Toc3192_2400816251"/></text:p>
      <text:h text:style-name="P51" text:outline-level="1"/>
      <text:h text:style-name="Heading_20_1" text:outline-level="1"><text:bookmark-start text:name="__RefHeading___Toc3202_2400816251"/><text:span text:style-name="T71">OOP</text:span> <text:bookmark-end text:name="__RefHeading___Toc3202_2400816251"/></text:h>
      <text:h text:style-name="P7" text:outline-level="2">Has vs is-A relationship. <text:span text:style-name="T74">(</text:span><text:span text:style-name="T48">S</text:span><text:span text:style-name="T74">witching from inheritance to the object composition)</text:span></text:h>
      <text:p text:style-name="P30"/>
      <text:p text:style-name="P24"><text:span text:style-name="T75">IS-A relationship is harder to change, so be very careful when selection. </text:span><text:span text:style-name="T76">Use example from OCP apress book. </text:span><text:span text:style-name="T77">Page 35-36</text:span></text:p>
      <text:p text:style-name="P59"/>
      <text:p text:style-name="P59">Use inheritance when a subclass specifies a base class, so that you can exploit dynamic polymorphism.</text:p>
      <text:p text:style-name="P59">In other cases, use composition to get code that is easy to change and loosely coupled. In summary, favor composition over inheritance.</text:p>
      <text:p text:style-name="Standard"/>
      <text:p text:style-name="P25"><text:span text:style-name="T6">i</text:span><text:span text:style-name="T9">nterface </text:span><text:span text:style-name="T16">Exportable&lt;</text:span><text:span text:style-name="T46">T</text:span><text:span text:style-name="T16">&gt; {</text:span><text:span text:style-name="T70"><text:line-break/></text:span><text:span text:style-name="T16"> <text:s text:c="3"/>Exporter&lt;</text:span><text:span text:style-name="T46">T</text:span><text:span text:style-name="T16">&gt; </text:span><text:span text:style-name="T20">exporter</text:span><text:span text:style-name="T16">()</text:span><text:span text:style-name="T9">;</text:span><text:span text:style-name="T70"><text:line-break/></text:span><text:span text:style-name="T16">}</text:span><text:span text:style-name="T70"><text:line-break/></text:span><text:span text:style-name="T9">interface </text:span><text:span text:style-name="T16">Exporter&lt;</text:span><text:span text:style-name="T46">T</text:span><text:span text:style-name="T16">&gt; {</text:span><text:span text:style-name="T70"><text:line-break/></text:span><text:span text:style-name="T16"> <text:s text:c="3"/></text:span><text:span text:style-name="T9">void </text:span><text:span text:style-name="T20">export</text:span><text:span text:style-name="T16">()</text:span><text:span text:style-name="T9">;</text:span><text:span text:style-name="T70"><text:line-break/></text:span><text:span text:style-name="T16">}</text:span><text:span text:style-name="T70"><text:line-break/></text:span><text:span text:style-name="T9">class </text:span><text:span text:style-name="T16">User </text:span><text:span text:style-name="T9">implements </text:span><text:span text:style-name="T16">Exportable&lt;User&gt; {</text:span><text:span text:style-name="T70"><text:line-break/><text:line-break/></text:span><text:span text:style-name="T16"> <text:s text:c="3"/>String </text:span><text:span text:style-name="T35">name </text:span><text:span text:style-name="T16">= </text:span><text:span text:style-name="T30">""</text:span><text:span text:style-name="T9">;</text:span><text:span text:style-name="T70"><text:line-break/><text:line-break/></text:span><text:span text:style-name="T9"> <text:s text:c="3"/>public </text:span><text:span text:style-name="T20">User</text:span><text:span text:style-name="T16">(String name) {</text:span><text:span text:style-name="T70"><text:line-break/></text:span><text:span text:style-name="T16"> <text:s text:c="7"/></text:span><text:span text:style-name="T9">this</text:span><text:span text:style-name="T16">.</text:span><text:span text:style-name="T35">name </text:span><text:span text:style-name="T16">= name</text:span><text:span text:style-name="T9">;</text:span><text:span text:style-name="T70"><text:line-break/></text:span><text:span text:style-name="T9"> <text:s text:c="3"/></text:span><text:span text:style-name="T16">}</text:span><text:span text:style-name="T70"><text:line-break/><text:line-break/></text:span><text:span text:style-name="T16"> <text:s text:c="3"/></text:span><text:span text:style-name="T27">@Override</text:span><text:span text:style-name="T70"><text:line-break/></text:span><text:span text:style-name="T27"> <text:s text:c="3"/></text:span><text:span text:style-name="T9">public </text:span><text:span text:style-name="T16">Exporter </text:span><text:span text:style-name="T20">exporter</text:span><text:span text:style-name="T16">() {</text:span><text:span text:style-name="T70"><text:line-break/></text:span><text:span text:style-name="T16"> <text:s text:c="7"/></text:span><text:span text:style-name="T9">return new </text:span><text:span text:style-name="T16">PdfExport()</text:span><text:span text:style-name="T9">;</text:span><text:span text:style-name="T70"><text:line-break/></text:span><text:span text:style-name="T9"> <text:s text:c="3"/></text:span><text:span text:style-name="T16">}</text:span><text:span text:style-name="T70"><text:line-break/><text:line-break/></text:span><text:span text:style-name="T16"> <text:s text:c="3"/></text:span><text:span text:style-name="T9">class </text:span><text:span text:style-name="T16">PdfExport </text:span><text:span text:style-name="T9">implements </text:span><text:span text:style-name="T16">Exporter&lt;User&gt;{</text:span><text:span text:style-name="T70"><text:line-break/></text:span><text:span text:style-name="T16"> <text:s text:c="7"/></text:span><text:span text:style-name="T27">@Override</text:span><text:span text:style-name="T70"><text:line-break/></text:span><text:span text:style-name="T27"> <text:s text:c="7"/></text:span><text:span text:style-name="T9">public void </text:span><text:span text:style-name="T20">export</text:span><text:span text:style-name="T16">() {</text:span><text:span text:style-name="T70"><text:line-break/></text:span><text:span text:style-name="T16"> <text:s text:c="11"/>System.</text:span><text:span text:style-name="T36">out</text:span><text:span text:style-name="T16">.println(</text:span><text:span text:style-name="T30">"Pdf user is " </text:span><text:span text:style-name="T16">+ </text:span><text:span text:style-name="T35">name</text:span><text:span text:style-name="T16">)</text:span><text:span text:style-name="T9">;</text:span><text:span text:style-name="T70"><text:line-break/></text:span><text:span text:style-name="T9"> <text:s text:c="7"/></text:span><text:span text:style-name="T16">}</text:span><text:span text:style-name="T70"><text:line-break/></text:span><text:span text:style-name="T16"> <text:s text:c="3"/>}</text:span><text:span text:style-name="T70"><text:line-break/><text:line-break/></text:span><text:span text:style-name="T16"> <text:s text:c="3"/></text:span><text:span text:style-name="T9">class </text:span><text:span text:style-name="T16">HtmlExport </text:span><text:span text:style-name="T9">implements </text:span><text:span text:style-name="T16">Exporter&lt;User&gt; {</text:span><text:span text:style-name="T70"><text:line-break/></text:span><text:soft-page-break/><text:span text:style-name="T70"><text:line-break/></text:span><text:span text:style-name="T16"> <text:s text:c="7"/></text:span><text:span text:style-name="T27">@Override</text:span><text:span text:style-name="T70"><text:line-break/></text:span><text:span text:style-name="T27"> <text:s text:c="7"/></text:span><text:span text:style-name="T9">public void </text:span><text:span text:style-name="T20">export</text:span><text:span text:style-name="T16">() {</text:span><text:span text:style-name="T70"><text:line-break/></text:span><text:span text:style-name="T16"> <text:s text:c="11"/>System.</text:span><text:span text:style-name="T36">out</text:span><text:span text:style-name="T16">.println(</text:span><text:span text:style-name="T30">"Html user is " </text:span><text:span text:style-name="T16">+ </text:span><text:span text:style-name="T35">name</text:span><text:span text:style-name="T16">)</text:span><text:span text:style-name="T9">;</text:span><text:span text:style-name="T70"><text:line-break/></text:span><text:span text:style-name="T9"> <text:s text:c="7"/></text:span><text:span text:style-name="T16">}</text:span><text:span text:style-name="T70"><text:line-break/></text:span><text:span text:style-name="T16"> <text:s text:c="3"/>}</text:span><text:span text:style-name="T70"><text:line-break/></text:span><text:span text:style-name="T16">}</text:span></text:p>
      <text:p text:style-name="Standard"/>
      <text:p text:style-name="P12"/>
      <text:p text:style-name="P13"><text:span text:style-name="T45">// </text:span><text:span text:style-name="T47">pass</text:span><text:span text:style-name="T45"> configuration </text:span><text:span text:style-name="T47">to decide on exporter</text:span></text:p>
      <text:h text:style-name="Heading_20_3" text:outline-level="3"><text:bookmark-start text:name="__RefHeading___Toc3206_2400816251"/><text:span text:style-name="T47"><text:line-break/></text:span>open for extension<text:bookmark-end text:name="__RefHeading___Toc3206_2400816251"/></text:h>
      <text:p text:style-name="P29">Open – clsoed principle open for extension but closed for modification</text:p>
      <text:p text:style-name="P22"><text:span text:style-name="T15">User u = </text:span><text:span text:style-name="T8">new </text:span><text:span text:style-name="T15">User(</text:span><text:span text:style-name="T29">"Ivan"</text:span><text:span text:style-name="T15">)</text:span><text:span text:style-name="T8">;</text:span><text:line-break/><text:span text:style-name="T15">u.exporter().export()</text:span><text:span text:style-name="T8">;</text:span></text:p>
      <text:p text:style-name="P22"><text:span text:style-name="T8"><text:line-break/>class </text:span><text:span text:style-name="T15">CsvExporter </text:span><text:span text:style-name="T8">implements </text:span><text:span text:style-name="T15">Exporter&lt;User&gt; {</text:span><text:line-break/><text:span text:style-name="T15"> <text:s text:c="3"/></text:span><text:span text:style-name="T8">private </text:span><text:span text:style-name="T15">User </text:span><text:span text:style-name="T33">user</text:span><text:span text:style-name="T8">;</text:span><text:line-break/><text:line-break/><text:span text:style-name="T8"> <text:s text:c="3"/>public </text:span><text:span text:style-name="T19">CsvExporter</text:span><text:span text:style-name="T15">(User user) {</text:span><text:line-break/><text:span text:style-name="T15"> <text:s text:c="7"/></text:span><text:span text:style-name="T8">this</text:span><text:span text:style-name="T15">.</text:span><text:span text:style-name="T33">user </text:span><text:span text:style-name="T15">= user</text:span><text:span text:style-name="T8">;</text:span><text:line-break/><text:span text:style-name="T8"> <text:s text:c="3"/></text:span><text:span text:style-name="T15">}</text:span><text:line-break/><text:span text:style-name="T15"> <text:s text:c="3"/></text:span><text:span text:style-name="T26">@Override</text:span><text:line-break/><text:span text:style-name="T26"> <text:s text:c="3"/></text:span><text:span text:style-name="T8">public void </text:span><text:span text:style-name="T19">export</text:span><text:span text:style-name="T15">() {</text:span><text:line-break/><text:span text:style-name="T15"> <text:s text:c="7"/>System.</text:span><text:span text:style-name="T34">out</text:span><text:span text:style-name="T15">.println(</text:span><text:span text:style-name="T29">"CsvExporter " </text:span><text:span text:style-name="T15">+ </text:span><text:span text:style-name="T33">user</text:span><text:span text:style-name="T15">.</text:span><text:span text:style-name="T33">name</text:span><text:span text:style-name="T15">)</text:span><text:span text:style-name="T8">;</text:span><text:line-break/><text:span text:style-name="T8"> <text:s text:c="3"/></text:span><text:span text:style-name="T15">}</text:span><text:line-break/><text:span text:style-name="T15">}</text:span></text:p>
      <text:p text:style-name="P23"><text:span text:style-name="T8">new </text:span><text:span text:style-name="T15">CsvExporter(u).export()</text:span><text:span text:style-name="T8">;</text:span></text:p>
      <text:p text:style-name="P12"/>
      <text:h text:style-name="Heading_20_2" text:outline-level="2"><text:bookmark-start text:name="__RefHeading___Toc3208_2400816251"/>when to use abstact class or interface <text:bookmark-end text:name="__RefHeading___Toc3208_2400816251"/></text:h>
      <text:p text:style-name="P31"><text:span text:style-name="T44">Constants modularize <text:line-break/><text:tab/>Example: ZipConstants<text:line-break/><text:line-break/></text:span><text:span text:style-name="T43">Use abstract class to minimize the effort required to implement interface<text:line-break/>look at </text:span><text:span text:style-name="T11">AbstractCollection</text:span></text:p>
      <text:h text:style-name="P5" text:outline-level="2"><text:bookmark-start text:name="__RefHeading___Toc3210_2400816251"/>Program to interfaces<text:bookmark-end text:name="__RefHeading___Toc3210_2400816251"/></text:h>
      <text:p text:style-name="P36">Snksadnfas</text:p>
      <text:h text:style-name="P52" text:outline-level="1"/>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0T22:40:03.298138171</meta:creation-date>
    <dc:date>2023-05-13T18:11:49.341275420</dc:date>
    <meta:editing-duration>PT4H9M48S</meta:editing-duration>
    <meta:editing-cycles>60</meta:editing-cycles>
    <meta:generator>LibreOffice/6.4.7.2$Linux_X86_64 LibreOffice_project/40$Build-2</meta:generator>
    <meta:document-statistic meta:table-count="0" meta:image-count="0" meta:object-count="0" meta:page-count="6" meta:paragraph-count="88" meta:word-count="1019" meta:character-count="6930" meta:non-whitespace-character-count="5556"/>
  </office:meta>
</office:document-meta>
</file>